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3.90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4.904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4.404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4cm" fo:min-width="5.404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2.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04cm" fo:min-width="4.854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cm" fo:min-width="4.83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4.404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8cm" fo:min-width="4.378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78cm" fo:min-width="5.378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54cm" fo:min-width="3.404cm" loext:decorative="false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3" draw:marker-end-width="0.3cm" draw:fill="none" draw:textarea-vertical-align="middle" loext:decorative="false"/>
      <style:paragraph-properties style:writing-mode="lr-tb"/>
    </style:style>
    <style:style style:name="gr1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0.876cm" fo:min-width="3cm" loext:decorative="false"/>
      <style:paragraph-properties style:writing-mode="lr-tb"/>
    </style:style>
    <style:style style:name="gr25" style:family="graphic" style:parent-style-name="objectwithoutfill">
      <style:graphic-properties draw:marker-end="Arrowheads_20_20" draw:marker-end-width="0.3cm" draw:fill="none" draw:textarea-vertical-align="middle" loext:decorative="false"/>
      <style:paragraph-properties style:writing-mode="lr-tb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4.5cm" svg:height="1cm" svg:x="3.5cm" svg:y="4.25cm">
          <text:p text:style-name="P1">Init Camer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cm" svg:height="1cm" svg:x="3.5cm" svg:y="6cm">
          <text:p text:style-name="P1">Load mode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5.5cm" svg:height="1cm" svg:x="3cm" svg:y="7.75cm">
          <text:p text:style-name="P1">Init LCD Displa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out" svg:width="5cm" svg:height="1cm" svg:x="3.25cm" svg:y="9.5cm">
          <text:p text:style-name="P1">Capture Fr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6cm" svg:height="1cm" svg:x="2.75cm" svg:y="11.25cm">
          <text:p text:style-name="P1">Recognize hand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cm" svg:height="1cm" svg:x="3.5cm" svg:y="2.5cm">
          <text:p text:style-name="P1">Star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6cm" svg:height="3cm" svg:x="11.25cm" svg:y="10.25cm">
          <text:p text:style-name="P1">Control sign detected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1" xml:id="id9" draw:id="id9" draw:layer="layout" svg:width="5.5cm" svg:height="1.5cm" svg:x="11.5cm" svg:y="17.25cm">
          <text:p text:style-name="P1">Send buffer to LC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8" draw:id="id8" draw:layer="layout" svg:width="5.5cm" svg:height="1.75cm" svg:x="11.5cm" svg:y="14.75cm">
          <text:p text:style-name="P1">Perform control ac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3" draw:id="id3" draw:layer="layout" svg:width="5cm" svg:height="1cm" svg:x="3.25cm" svg:y="13.25cm">
          <text:p text:style-name="P1">Render fr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5cm" svg:height="1.25cm" svg:x="3.25cm" svg:y="18.75cm">
          <text:p text:style-name="P1">Close Camer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5" draw:id="id5" draw:layer="layout" svg:width="6cm" svg:height="1.25cm" svg:x="2.75cm" svg:y="20.75cm">
          <text:p text:style-name="P1">Close LCD Displa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6" draw:id="id6" draw:layer="layout" svg:width="4cm" svg:height="1cm" svg:x="3.75cm" svg:y="22.75cm">
          <text:p text:style-name="P1">Clos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svg:x1="2.25cm" svg:y1="16.125cm" svg:x2="2.75cm" svg:y2="11.75cm" draw:start-shape="id1" draw:start-glue-point="5" draw:end-shape="id2" draw:end-glue-point="3" svg:d="M2250 16125h-501v-4375h1001" svg:viewBox="0 0 1002 4376">
          <text:p text:style-name="P1">no</text:p>
        </draw:connector>
        <draw:connector draw:style-name="gr13" draw:text-style-name="P3" draw:layer="layout" svg:x1="5.75cm" svg:y1="12.25cm" svg:x2="5.75cm" svg:y2="13.25cm" draw:start-shape="id2" draw:start-glue-point="2" draw:end-shape="id3" draw:end-glue-point="0" svg:d="M5750 12250v1000" svg:viewBox="0 0 1 1001">
          <text:p/>
        </draw:connector>
        <draw:connector draw:style-name="gr14" draw:text-style-name="P3" draw:layer="layout" svg:x1="5.75cm" svg:y1="20cm" svg:x2="5.75cm" svg:y2="20.75cm" draw:start-shape="id4" draw:start-glue-point="2" draw:end-shape="id5" draw:end-glue-point="0" svg:d="M5750 20000v750" svg:viewBox="0 0 1 751">
          <text:p/>
        </draw:connector>
        <draw:connector draw:style-name="gr15" draw:text-style-name="P3" draw:layer="layout" svg:x1="5.75cm" svg:y1="22cm" svg:x2="5.75cm" svg:y2="22.75cm" draw:start-shape="id5" draw:start-glue-point="2" draw:end-shape="id6" draw:end-glue-point="0" svg:d="M5750 22000v750" svg:viewBox="0 0 1 751">
          <text:p/>
        </draw:connector>
        <draw:connector draw:style-name="gr16" draw:text-style-name="P3" draw:layer="layout" svg:x1="8.75cm" svg:y1="11.75cm" svg:x2="11.25cm" svg:y2="11.75cm" draw:start-shape="id2" draw:start-glue-point="1" draw:end-shape="id7" draw:end-glue-point="5" svg:d="M8750 11750h2500" svg:viewBox="0 0 2501 1">
          <text:p/>
        </draw:connector>
        <draw:connector draw:style-name="gr17" draw:text-style-name="P3" draw:layer="layout" svg:x1="14.25cm" svg:y1="13.25cm" svg:x2="14.25cm" svg:y2="14.75cm" draw:start-shape="id7" draw:start-glue-point="6" draw:end-shape="id8" draw:end-glue-point="0" svg:d="M14250 13250v1500" svg:viewBox="0 0 1 1501">
          <text:p text:style-name="P1">yes</text:p>
        </draw:connector>
        <draw:connector draw:style-name="gr18" draw:text-style-name="P3" draw:layer="layout" svg:x1="14.25cm" svg:y1="16.5cm" svg:x2="14.25cm" svg:y2="17.25cm" draw:start-shape="id8" draw:start-glue-point="2" draw:end-shape="id9" draw:end-glue-point="0" svg:d="M14250 16500v750" svg:viewBox="0 0 1 751">
          <text:p/>
        </draw:connector>
        <draw:connector draw:style-name="gr19" draw:text-style-name="P3" draw:layer="layout" svg:x1="5.75cm" svg:y1="3.5cm" svg:x2="5.75cm" svg:y2="4.25cm" draw:start-shape="id10" draw:start-glue-point="2" draw:end-shape="id11" draw:end-glue-point="0" svg:d="M5750 3500v750" svg:viewBox="0 0 1 751">
          <text:p/>
        </draw:connector>
        <draw:connector draw:style-name="gr20" draw:text-style-name="P3" draw:layer="layout" svg:x1="5.75cm" svg:y1="5.25cm" svg:x2="5.75cm" svg:y2="6cm" draw:start-shape="id11" draw:start-glue-point="2" draw:end-shape="id12" draw:end-glue-point="0" svg:d="M5750 5250v750" svg:viewBox="0 0 1 751">
          <text:p/>
        </draw:connector>
        <draw:connector draw:style-name="gr21" draw:text-style-name="P3" draw:layer="layout" svg:x1="5.75cm" svg:y1="7cm" svg:x2="5.75cm" svg:y2="7.75cm" draw:start-shape="id12" draw:start-glue-point="2" draw:end-shape="id13" draw:end-glue-point="0" svg:d="M5750 7000v750" svg:viewBox="0 0 1 751">
          <text:p/>
        </draw:connector>
        <draw:connector draw:style-name="gr22" draw:text-style-name="P3" draw:layer="layout" svg:x1="5.75cm" svg:y1="8.75cm" svg:x2="5.75cm" svg:y2="9.5cm" draw:start-shape="id13" draw:start-glue-point="2" draw:end-shape="id14" draw:end-glue-point="0" svg:d="M5750 8750v750" svg:viewBox="0 0 1 751">
          <text:p/>
        </draw:connector>
        <draw:connector draw:style-name="gr23" draw:text-style-name="P3" draw:layer="layout" svg:x1="5.75cm" svg:y1="10.5cm" svg:x2="5.75cm" svg:y2="11.25cm" draw:start-shape="id14" draw:start-glue-point="2" draw:end-shape="id2" draw:end-glue-point="0" svg:d="M5750 10500v750" svg:viewBox="0 0 1 751">
          <text:p/>
        </draw:connector>
        <draw:custom-shape draw:style-name="gr24" draw:text-style-name="P1" xml:id="id1" draw:id="id1" draw:layer="layout" svg:width="7cm" svg:height="2.25cm" svg:x="2.25cm" svg:y="15cm">
          <text:p text:style-name="P1">Shutdown inpu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5" draw:text-style-name="P3" draw:layer="layout" svg:x1="5.75cm" svg:y1="17.25cm" svg:x2="5.75cm" svg:y2="18.75cm" draw:start-shape="id1" draw:start-glue-point="6" draw:end-shape="id4" draw:end-glue-point="0" svg:d="M5750 17250v1500" svg:viewBox="0 0 1 1501">
          <text:p text:style-name="P1">yes</text:p>
        </draw:connector>
        <draw:connector draw:style-name="gr26" draw:text-style-name="P3" draw:layer="layout" svg:x1="5.75cm" svg:y1="14.25cm" svg:x2="5.75cm" svg:y2="15cm" draw:start-shape="id3" draw:start-glue-point="2" draw:end-shape="id1" draw:end-glue-point="4" svg:d="M5750 14250v750" svg:viewBox="0 0 1 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1:36:53.640035220</meta:creation-date>
    <dc:date>2024-03-27T19:11:55.749797913</dc:date>
    <meta:editing-duration>PT25M36S</meta:editing-duration>
    <meta:editing-cycles>6</meta:editing-cycles>
    <meta:generator>LibreOffice/24.2.0.3$Linux_X86_64 LibreOffice_project/420$Build-3</meta:generator>
    <meta:document-statistic meta:object-count="28"/>
  </office:meta>
</office:document-meta>
</file>